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Bonnes-pratiques-chez-Apple" style:family="table">
      <style:table-properties style:width="7.75in" fo:margin-left="-0.3708in" table:align="left" style:writing-mode="lr-tb"/>
    </style:style>
    <style:style style:name="Bonnes-pratiques-chez-Apple.A" style:family="table-column">
      <style:table-column-properties style:column-width="2.6875in"/>
    </style:style>
    <style:style style:name="Bonnes-pratiques-chez-Apple.B" style:family="table-column">
      <style:table-column-properties style:column-width="2.3021in"/>
    </style:style>
    <style:style style:name="Bonnes-pratiques-chez-Apple.C" style:family="table-column">
      <style:table-column-properties style:column-width="2.7604in"/>
    </style:style>
    <style:style style:name="Bonnes-pratiques-chez-Apple.A1" style:family="table-cell">
      <style:table-cell-properties fo:padding="0in" fo:border="none" style:writing-mode="page"/>
    </style:style>
    <style:style style:name="P1" style:family="paragraph" style:parent-style-name="Standard">
      <style:text-properties fo:language="fr" fo:country="FR" officeooo:rsid="00198d3f" officeooo:paragraph-rsid="00198d3f"/>
    </style:style>
    <style:style style:name="P2" style:family="paragraph" style:parent-style-name="Standard">
      <style:paragraph-properties fo:text-align="center" style:justify-single-word="false"/>
      <style:text-properties fo:font-size="15pt" fo:language="fr" fo:country="FR" fo:font-weight="bold" officeooo:rsid="00198d3f" officeooo:paragraph-rsid="00198d3f"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15pt" fo:language="fr" fo:country="FR" fo:font-weight="bold" officeooo:rsid="00279820" officeooo:paragraph-rsid="00279820" style:font-size-asian="15pt" style:font-weight-asian="bold" style:font-size-complex="15pt" style:font-weight-complex="bold"/>
    </style:style>
    <style:style style:name="P4" style:family="paragraph" style:parent-style-name="Standard">
      <style:paragraph-properties style:writing-mode="lr-tb"/>
      <style:text-properties fo:language="fr" fo:country="FR" officeooo:rsid="00198d3f" officeooo:paragraph-rsid="00198d3f"/>
    </style:style>
    <style:style style:name="P5" style:family="paragraph" style:parent-style-name="Standard" style:list-style-name="L1">
      <style:paragraph-properties style:writing-mode="lr-tb"/>
      <style:text-properties fo:language="fr" fo:country="FR" officeooo:rsid="00198d3f" officeooo:paragraph-rsid="00198d3f"/>
    </style:style>
    <style:style style:name="P6" style:family="paragraph" style:parent-style-name="Standard">
      <style:paragraph-properties style:writing-mode="lr-tb"/>
      <style:text-properties fo:language="fr" fo:country="FR" officeooo:rsid="0019c207" officeooo:paragraph-rsid="0019c207"/>
    </style:style>
    <style:style style:name="P7" style:family="paragraph" style:parent-style-name="Standard">
      <style:paragraph-properties style:writing-mode="lr-tb"/>
      <style:text-properties fo:language="fr" fo:country="FR" officeooo:rsid="001c1ee9" officeooo:paragraph-rsid="001c1ee9"/>
    </style:style>
    <style:style style:name="P8" style:family="paragraph" style:parent-style-name="Standard">
      <style:paragraph-properties style:writing-mode="lr-tb"/>
      <style:text-properties fo:language="fr" fo:country="FR" officeooo:rsid="0020014b" officeooo:paragraph-rsid="0020014b"/>
    </style:style>
    <style:style style:name="P9" style:family="paragraph" style:parent-style-name="Standard">
      <style:paragraph-properties style:writing-mode="lr-tb"/>
      <style:text-properties fo:language="fr" fo:country="FR" officeooo:rsid="0021aa69" officeooo:paragraph-rsid="0021aa69"/>
    </style:style>
    <style:style style:name="P10" style:family="paragraph" style:parent-style-name="Standard">
      <style:paragraph-properties style:writing-mode="lr-tb"/>
      <style:text-properties fo:language="fr" fo:country="FR" officeooo:rsid="00233f9b" officeooo:paragraph-rsid="00233f9b"/>
    </style:style>
    <style:style style:name="P11" style:family="paragraph" style:parent-style-name="Standard">
      <style:paragraph-properties style:writing-mode="lr-tb"/>
      <style:text-properties officeooo:paragraph-rsid="00198d3f"/>
    </style:style>
    <style:style style:name="P12" style:family="paragraph" style:parent-style-name="Standard">
      <style:paragraph-properties style:writing-mode="lr-tb"/>
      <style:text-properties officeooo:rsid="00262bf7" officeooo:paragraph-rsid="00262bf7"/>
    </style:style>
    <style:style style:name="P13" style:family="paragraph" style:parent-style-name="Standard">
      <style:paragraph-properties style:writing-mode="lr-tb"/>
      <style:text-properties officeooo:rsid="00262bf7" officeooo:paragraph-rsid="0026c39a"/>
    </style:style>
    <style:style style:name="P14" style:family="paragraph" style:parent-style-name="Standard">
      <style:paragraph-properties style:writing-mode="lr-tb"/>
      <style:text-properties officeooo:rsid="0026c39a" officeooo:paragraph-rsid="0026c39a"/>
    </style:style>
    <style:style style:name="P15" style:family="paragraph" style:parent-style-name="Table_20_Contents">
      <style:paragraph-properties fo:text-align="center" style:justify-single-word="false"/>
      <style:text-properties fo:language="fr" fo:country="FR" officeooo:rsid="002501ae" officeooo:paragraph-rsid="002501ae"/>
    </style:style>
    <style:style style:name="P16" style:family="paragraph" style:parent-style-name="Table_20_Contents">
      <style:paragraph-properties fo:text-align="center" style:justify-single-word="false"/>
      <style:text-properties fo:language="fr" fo:country="FR"/>
    </style:style>
    <style:style style:name="P17" style:family="paragraph" style:parent-style-name="Table_20_Contents">
      <style:paragraph-properties fo:text-align="center" style:justify-single-word="false"/>
      <style:text-properties fo:font-size="12pt" fo:language="fr" fo:country="FR" fo:font-weight="bold" officeooo:rsid="00233f9b" officeooo:paragraph-rsid="00233f9b" style:font-size-asian="12pt" style:font-weight-asian="bold" style:font-size-complex="12pt" style:font-weight-complex="bold"/>
    </style:style>
    <style:style style:name="P18" style:family="paragraph" style:parent-style-name="Table_20_Contents">
      <style:paragraph-properties fo:text-align="center" style:justify-single-word="false" style:writing-mode="lr-tb"/>
      <style:text-properties fo:language="fr" fo:country="FR" officeooo:rsid="002501ae" officeooo:paragraph-rsid="002501ae"/>
    </style:style>
    <style:style style:name="P19" style:family="paragraph" style:parent-style-name="Table_20_Contents">
      <style:paragraph-properties fo:text-align="center" style:justify-single-word="false" style:writing-mode="lr-tb"/>
      <style:text-properties fo:language="fr" fo:country="FR" officeooo:rsid="002932e4" officeooo:paragraph-rsid="002932e4"/>
    </style:style>
    <style:style style:name="T1" style:family="text">
      <style:text-properties fo:language="fr" fo:country="FR"/>
    </style:style>
    <style:style style:name="T2" style:family="text">
      <style:text-properties fo:language="fr" fo:country="FR" officeooo:rsid="00198d3f"/>
    </style:style>
    <style:style style:name="T3" style:family="text">
      <style:text-properties fo:language="fr" fo:country="FR" officeooo:rsid="001bb6c8"/>
    </style:style>
    <style:style style:name="T4" style:family="text">
      <style:text-properties fo:language="fr" fo:country="FR" officeooo:rsid="001c1ee9"/>
    </style:style>
    <style:style style:name="T5" style:family="text">
      <style:text-properties fo:language="fr" fo:country="FR" officeooo:rsid="00262bf7"/>
    </style:style>
    <style:style style:name="T6" style:family="text">
      <style:text-properties fo:language="fr" fo:country="FR" officeooo:rsid="0026c39a"/>
    </style:style>
    <style:style style:name="T7" style:family="text">
      <style:text-properties officeooo:rsid="001bb6c8"/>
    </style:style>
    <style:style style:name="T8" style:family="text">
      <style:text-properties officeooo:rsid="001d4b43"/>
    </style:style>
    <style:style style:name="T9" style:family="text">
      <style:text-properties officeooo:rsid="001e7979"/>
    </style:style>
    <style:style style:name="T10" style:family="text">
      <style:text-properties officeooo:rsid="002501a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yprien BARBAULT – IR4 TD2</text:p>
      <text:p text:style-name="P3">Devoir de RSE</text:p>
      <text:p text:style-name="P1"/>
      <text:p text:style-name="P4">1. Le développement durable est basé sur 3 piliers majeurs :</text:p>
      <text:list xml:id="list2571207542" text:style-name="L1">
        <text:list-item>
          <text:p text:style-name="P5">le pilier social</text:p>
        </text:list-item>
        <text:list-item>
          <text:p text:style-name="P5">le pilier économique</text:p>
        </text:list-item>
        <text:list-item>
          <text:p text:style-name="P5">le pilier environnemental</text:p>
        </text:list-item>
      </text:list>
      <text:p text:style-name="P4"/>
      <text:p text:style-name="P6">Ils doivent être au centre de l’aide à la décisions car ils sont portés sur le long terme. De plus, l’entreprise peut mettre en valeur ses décisions orientées développement durable pour se faire de la pub (ex Apple avec sa stratégie de retirer les chargeurs des boites de ses téléphones)</text:p>
      <text:p text:style-name="P4"/>
      <text:p text:style-name="P4"/>
      <text:p text:style-name="P11"><text:span text:style-name="T2">2. </text:span><text:span text:style-name="T3">En suivant les bonnes pratiques </text:span><text:span text:style-name="T4">sociétales </text:span><text:span text:style-name="T3">de la RSE, l’entreprise s’assure d’une part le bien-être de ses salariés, ce qui entraîne une hausse de la productivité, mais aussi le soutien du prosommateur. <text:s/></text:span></text:p>
      <text:p text:style-name="P4"/>
      <text:p text:style-name="P4"/>
      <text:p text:style-name="P7">3. D<text:span text:style-name="T7">e nos jours, les clients sont de plus en plus renseignés sur les produits et les pratiques mises en place par l’entreprise, les choix éthiques sont de ce fait privilégiés. </text:span><text:span text:style-name="T8">Une entreprise qui va agir pour ses salariés ou pour l’environnement va forcément plus attirer les client que l’entreprise qui exploite des populations et détruit l’environnement. </text:span><text:span text:style-name="T9">La principale cause de ce changement de mode d’achat des clients a été permis par le digital. En effet, tout ce sait sur le web, et les clients ont désormais une vue globale sur toutes les pratiques de l’entreprise. Ils peuvent également comparer les différentes marques grâce aux tests en lignes par exemple, ils sont passés de consommateurs à prosommateurs.</text:span></text:p>
      <text:p text:style-name="P7"/>
      <text:p text:style-name="P8">4. Dans l’économie circulaire, tout le monde est gagnant ! En particulier l’entreprise : en produisant des articles durables dans le temps, la firme engage les consommateurs sur le long termes, ceux-ci n’hésiteront pas à contacter le service après vente de l’entreprise pour procéder à la réparation du produit défectueux ou à revenir acheter chez elle si le produit a atteins sa fin de vie.</text:p>
      <text:p text:style-name="P8">Mais le produit en fin de vie n’est pas perdu pour autant ! L’entreprise peut le réparer pour le revendre à moindre coût ou encore recycler ses composants pour construire de nouveaux articles en réduisant le coût de fabrication. </text:p>
      <text:p text:style-name="P9">De plus, en mettant en avant ses bonnes pratiques, l’entreprise peut s’offrir un coup de pub !</text:p>
      <text:p text:style-name="P9"/>
      <text:p text:style-name="P10">5. Le capital immatériel est un grand atout pour les entreprise, en effet, en formant ses employés, se créant une fan-base, mettant en place des systèmes d’information,… L’entreprise se met à l’abri :</text:p>
      <text:p text:style-name="P10">Le capital immatériel ne décote pas pendant les crise ! Ce sont des investissements qui durent dans le temps et qui assurent la pérennité de l’entreprise</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4">6.</text:p>
      <text:p text:style-name="P10">Je vais m’intéresser aux bonnes pratiques RSE de Apple, leader mondial de la vente de téléphones et ordinateurs.</text:p>
      <text:p text:style-name="P4"/>
      <table:table table:name="Bonnes-pratiques-chez-Apple" table:style-name="Bonnes-pratiques-chez-Apple">
        <table:table-column table:style-name="Bonnes-pratiques-chez-Apple.A"/>
        <table:table-column table:style-name="Bonnes-pratiques-chez-Apple.B"/>
        <table:table-column table:style-name="Bonnes-pratiques-chez-Apple.C"/>
        <table:table-row table:style-name="TableLine93922009982032">
          <table:table-cell table:style-name="Bonnes-pratiques-chez-Apple.A1" office:value-type="string">
            <text:p text:style-name="P17">Bonne pratique RSE</text:p>
          </table:table-cell>
          <table:table-cell table:style-name="Bonnes-pratiques-chez-Apple.A1" office:value-type="string">
            <text:p text:style-name="P17">Qui va la mettre en place ?</text:p>
          </table:table-cell>
          <table:table-cell table:style-name="Bonnes-pratiques-chez-Apple.A1" office:value-type="string">
            <text:p text:style-name="P17">Cela répond à quelle<text:span text:style-name="T10">(s)</text:span> question <text:span text:style-name="T10">(s)</text:span> ?</text:p>
          </table:table-cell>
        </table:table-row>
        <table:table-row table:style-name="TableLine93922009982032">
          <table:table-cell table:style-name="Bonnes-pratiques-chez-Apple.A1" office:value-type="string">
            <text:p text:style-name="P18">Retirer les chargeurs de boites de téléphone portable </text:p>
            <text:p text:style-name="P18"/>
          </table:table-cell>
          <table:table-cell table:style-name="Bonnes-pratiques-chez-Apple.A1" office:value-type="string">
            <text:p text:style-name="P15">Apple </text:p>
          </table:table-cell>
          <table:table-cell table:style-name="Bonnes-pratiques-chez-Apple.A1" office:value-type="string">
            <text:p text:style-name="P15">Environnementale</text:p>
          </table:table-cell>
        </table:table-row>
        <table:table-row table:style-name="TableLine93922009982032">
          <table:table-cell table:style-name="Bonnes-pratiques-chez-Apple.A1" office:value-type="string">
            <text:p text:style-name="P15">Possibilité de revendre son vieil appareil à Apple en échange d’une réduction sur le nouveau</text:p>
            <text:p text:style-name="P15"/>
          </table:table-cell>
          <table:table-cell table:style-name="Bonnes-pratiques-chez-Apple.A1" office:value-type="string">
            <text:p text:style-name="P16"/>
            <text:p text:style-name="P15">Apple (chaînes de recyclages)</text:p>
          </table:table-cell>
          <table:table-cell table:style-name="Bonnes-pratiques-chez-Apple.A1" office:value-type="string">
            <text:p text:style-name="P15"/>
            <text:p text:style-name="P15">Environnemental</text:p>
          </table:table-cell>
        </table:table-row>
        <table:table-row table:style-name="TableLine93922009982032">
          <table:table-cell table:style-name="Bonnes-pratiques-chez-Apple.A1" office:value-type="string">
            <text:p text:style-name="P15">Réduction étudiantes</text:p>
            <text:p text:style-name="P15"/>
          </table:table-cell>
          <table:table-cell table:style-name="Bonnes-pratiques-chez-Apple.A1" office:value-type="string">
            <text:p text:style-name="P15">Apple</text:p>
          </table:table-cell>
          <table:table-cell table:style-name="Bonnes-pratiques-chez-Apple.A1" office:value-type="string">
            <text:p text:style-name="P15">Question relative aux consommateurs</text:p>
          </table:table-cell>
        </table:table-row>
        <table:table-row table:style-name="TableLine93922009982032">
          <table:table-cell table:style-name="Bonnes-pratiques-chez-Apple.A1" office:value-type="string">
            <text:p text:style-name="P18">Interface adaptée pour de multiples handicaps, tant moteurs que physique</text:p>
            <text:p text:style-name="P19"/>
          </table:table-cell>
          <table:table-cell table:style-name="Bonnes-pratiques-chez-Apple.A1" office:value-type="string">
            <text:p text:style-name="P15">Apple (conception)</text:p>
          </table:table-cell>
          <table:table-cell table:style-name="Bonnes-pratiques-chez-Apple.A1" office:value-type="string">
            <text:p text:style-name="P15">Question relative aux consommateurs</text:p>
          </table:table-cell>
        </table:table-row>
        <table:table-row table:style-name="TableLine93922009982032">
          <table:table-cell table:style-name="Bonnes-pratiques-chez-Apple.A1" office:value-type="string">
            <text:p text:style-name="P15">Sécurisation des usines et lieux de travail</text:p>
            <text:p text:style-name="P15"/>
          </table:table-cell>
          <table:table-cell table:style-name="Bonnes-pratiques-chez-Apple.A1" office:value-type="string">
            <text:p text:style-name="P15">Apple et fabricants</text:p>
          </table:table-cell>
          <table:table-cell table:style-name="Bonnes-pratiques-chez-Apple.A1" office:value-type="string">
            <text:p text:style-name="P18">Relations et conditions de travail</text:p>
          </table:table-cell>
        </table:table-row>
      </table:table>
      <text:p text:style-name="P4"/>
      <text:p text:style-name="P4"/>
      <text:p text:style-name="P4"/>
      <text:p text:style-name="P11"><text:span text:style-name="T2">7. </text:span><text:span text:style-name="T5">Dans le monde de l’informatique, l’éco-socio circulo conception est un facteur important, et les étudiants de l’Esaip y sont très bien sensibilisés, que ce soit au sein des cours de RSE ou de Green-IT.</text:span></text:p>
      <text:p text:style-name="P12"><text:span text:style-name="T1">La mise en place de ce genre de démarche passe par plusieurs étapes : </text:span></text:p>
      <text:p text:style-name="P12"><text:span text:style-name="T1"/></text:p>
      <text:p text:style-name="P12"><text:span text:style-name="T1">Tout d’abord l’éco-conception ; <text:s/>les produits doivent être pensés pour respecter au mieux la planète, que ce soit en optimisant le code, limitant la charge des serveurs, ou en utilisant du matériel avec une consommation plus faible.</text:span></text:p>
      <text:p text:style-name="P13"><text:span text:style-name="T1">Ensuite l’aspect social ; l’interface doit être utilisable par tous, quelle que soit la langue. Il faut également penser aux différents handicaps susceptible de gêner l’utilisation de l’application, et prévoir des modifications pour répondre à ce genre de problèmes. Cela peut être un mode daltonien tout comme un lecteur pour les malvoyants. </text:span></text:p>
      <text:p text:style-name="P13"><text:span text:style-name="T6">Il faut aussi s’assurer que les employés des data-center ne soient pas exploités, ou que la hot-line ne soit pas tenue dans un pays en voie de développement, où les salariés pourraient être payés une misère...</text:span></text:p>
      <text:p text:style-name="P12"><text:span text:style-name="T1"/></text:p>
      <text:p text:style-name="P12"><text:span text:style-name="T1">Le monde de l’ingénierie informatique et réseaux n’est pas exempt de respecter les principes de la RSE. </text:span><text:span text:style-name="T6">Le domaine de l’informatique génère près de 5 % des émissions totale de gaz à effet de serre, ce qui le place au dessus du domaine de l’aviation ! C’est donc une priorité de créer une nouvelle informatique durable. </text:span></text:p>
      <text:p text:style-name="P14"><text:span text:style-name="T6">S</text:span><text:span text:style-name="T1">ensibiliser les étudiants en informatique est la première étape, maintenant il faut également revoir les infrastructures, et la place d’ingénieur informatique et réseaux est une place privilégié pour avoir un impact sur la réduction de la consommation énergétiqu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6T08:31:39.207595580</meta:creation-date>
    <dc:date>2021-01-26T09:53:22.577432081</dc:date>
    <meta:editing-duration>PT1H1M14S</meta:editing-duration>
    <meta:editing-cycles>13</meta:editing-cycles>
    <meta:generator>LibreOffice/7.0.3.1$Linux_X86_64 LibreOffice_project/00$Build-1</meta:generator>
    <meta:document-statistic meta:table-count="1" meta:image-count="0" meta:object-count="0" meta:page-count="2" meta:paragraph-count="41" meta:word-count="782" meta:character-count="4771" meta:non-whitespace-character-count="4023"/>
  </office:meta>
</office:document-meta>
</file>